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style:font-name="Arial" style:text-underline-style="none" fo:font-weight="normal" style:font-weight-asian="normal" style:font-weight-complex="normal"/>
    </style:style>
    <style:style style:name="P2" style:family="paragraph" style:parent-style-name="Text_20_body"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text-underline-style="none" fo:font-weight="normal" style:font-weight-asian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false">
        <text:changed-region text:id="ct167901960">
          <text:insertion>
            <office:change-info>
              <dc:creator>Gauthier Bastien</dc:creator>
              <dc:date>2012-03-27T09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OTE EXPLICATIVE</text:p>
      <text:p text:style-name="P3"/>
      <text:p text:style-name="P4"><text:change-start text:change-id="ct167901960"/>self.Title()<text:change-end text:change-id="ct167901960"/></text:p>
      <text:p text:style-name="P5"/>
      <text:p text:style-name="P5"/>
      <text:p text:style-name="P2"><office:annotation><dc:creator>Gauthier Bastien</dc:creator><dc:date>2012-03-27T09:40:05</dc:date><text:p text:style-name="P6"><text:span text:style-name="T1">do text</text:span></text:p><text:p text:style-name="P6"><text:span text:style-name="T1">from xhtml(self.Description())</text:span></text:p></office:annotation>Projet de délibération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3-27T09:39:41</meta:creation-date>
    <meta:editing-duration>PT00H19M37S</meta:editing-duration>
    <meta:editing-cycles>7</meta:editing-cycles>
    <meta:generator>OpenOffice.org/3.1$Linux OpenOffice.org_project/310m19$Build-9420</meta:generator>
    <meta:initial-creator>Gauthier Bastien</meta:initial-creator>
    <dc:date>2012-03-29T14:46:07</dc:date>
    <dc:creator>Gauthier Bastien</dc:creator>
    <meta:document-statistic meta:table-count="0" meta:image-count="0" meta:object-count="0" meta:page-count="1" meta:paragraph-count="3" meta:word-count="6" meta:character-count="51"/>
  </office:meta>
</office:document-meta>
</file>